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draw:auto-grow-width="false" fo:min-height="1.24cm" fo:min-width="0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7.785cm" fo:min-width="0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6.091cm" fo:min-width="0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18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2.174cm" fo:min-width="0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5.032cm" fo:min-width="0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draw:auto-grow-width="false" fo:min-height="13.7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1.27cm" fo:margin-right="0cm" fo:margin-top="0.282cm" fo:margin-bottom="0cm" text:enable-numbering="false" fo:text-indent="0cm" style:writing-mode="lr-tb"/>
    </style:style>
    <style:style style:name="P5" style:family="paragraph">
      <style:paragraph-properties fo:margin-left="1.2cm" fo:margin-right="0cm" fo:margin-top="0.246cm" fo:margin-bottom="0cm" text:enable-numbering="true" fo:text-indent="-0.9cm"/>
    </style:style>
    <style:style style:name="P6" style:family="paragraph">
      <style:paragraph-properties fo:margin-left="1.2cm" fo:margin-right="0cm" fo:margin-top="0.282cm" fo:margin-bottom="0cm" text:enable-numbering="true" fo:text-indent="-0.9cm"/>
    </style:style>
    <style:style style:name="P7" style:family="paragraph">
      <style:paragraph-properties fo:margin-left="2.4cm" fo:margin-right="0cm" fo:margin-top="0.246cm" fo:margin-bottom="0cm" text:enable-numbering="true" fo:text-indent="-0.8cm"/>
    </style:style>
    <style:style style:name="P8" style:family="paragraph">
      <style:paragraph-properties fo:margin-left="0cm" fo:margin-right="0cm" fo:line-height="100%" text:enable-numbering="false" fo:text-indent="0cm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0" style:family="paragraph">
      <style:paragraph-properties fo:margin-left="1.2cm" fo:margin-right="0cm" fo:margin-top="0.282cm" fo:margin-bottom="0cm" text:enable-numbering="true" fo:text-indent="-0.9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3" style:family="paragraph">
      <style:paragraph-properties fo:margin-left="1.2cm" fo:margin-right="0cm" fo:margin-top="0.246cm" fo:margin-bottom="0cm" fo:line-height="90%" text:enable-numbering="true" fo:text-indent="-0.9cm"/>
    </style:style>
    <style:style style:name="P14" style:family="paragraph">
      <style:paragraph-properties fo:margin-left="2.4cm" fo:margin-right="0cm" fo:margin-top="0.211cm" fo:margin-bottom="0cm" fo:line-height="90%" text:enable-numbering="true" fo:text-indent="-0.8cm"/>
    </style:style>
    <style:style style:name="P15" style:family="paragraph">
      <style:paragraph-properties fo:margin-left="1.2cm" fo:margin-right="0cm" fo:margin-top="0.282cm" fo:margin-bottom="0cm" fo:line-height="90%" text:enable-numbering="true" fo:text-indent="-0.9cm"/>
    </style:style>
    <style:style style:name="P16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17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18" style:family="paragraph">
      <style:paragraph-properties fo:margin-left="0.952cm" fo:margin-right="0cm" fo:margin-top="0.282cm" fo:margin-bottom="0cm" fo:line-height="90%" text:enable-numbering="true" fo:text-indent="-0.952cm" style:writing-mode="lr-tb"/>
    </style:style>
    <style:style style:name="P19" style:family="paragraph">
      <style:paragraph-properties fo:margin-left="2.4cm" fo:margin-right="0cm" fo:margin-top="0.282cm" fo:margin-bottom="0cm" text:enable-numbering="true" fo:text-indent="-0.8cm"/>
    </style:style>
    <style:style style:name="P20" style:family="paragraph">
      <style:paragraph-properties fo:margin-left="3.6cm" fo:margin-right="0cm" fo:margin-top="0.282cm" fo:margin-bottom="0cm" text:enable-numbering="true" fo:text-indent="-0.6cm"/>
    </style:style>
    <style:style style:name="T1" style:family="text">
      <style:text-properties fo:color="#ffffff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nl" fo:country="NL"/>
    </style:style>
    <style:style style:name="T4" style:family="text">
      <style:text-properties fo:color="#ffff99"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color="#00cc99" fo:font-size="28pt" fo:language="en" fo:country="GB" style:font-size-asian="28pt" style:font-size-complex="28pt"/>
    </style:style>
    <style:style style:name="T7" style:family="text">
      <style:text-properties fo:font-size="28pt" fo:language="nl" fo:country="NL" style:font-size-asian="28pt" style:font-size-complex="28pt"/>
    </style:style>
    <style:style style:name="T8" style:family="text">
      <style:text-properties fo:color="#ffff99" fo:font-size="28pt" fo:language="nl" fo:country="NL" style:font-size-asian="28pt" style:font-size-complex="28pt"/>
    </style:style>
    <style:style style:name="T9" style:family="text">
      <style:text-properties fo:color="#ffff99" fo:font-family="'Courier New'" style:font-family-generic="modern" style:font-pitch="fixed" fo:font-size="16pt" fo:language="en" fo:country="GB" style:font-family-asian="'Times New Roman'" style:font-pitch-asian="variable" style:font-size-asian="16pt" style:font-family-complex="'Times New Roman'" style:font-pitch-complex="variable" style:font-size-complex="16pt"/>
    </style:style>
    <style:style style:name="T10" style:family="text">
      <style:text-properties fo:color="#ffff99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" style:family="text">
      <style:text-properties fo:color="#ffff99" fo:font-family="'Palatino Linotype'" style:font-family-generic="roman" style:font-pitch="variable" fo:font-size="20pt" fo:language="en" fo:country="GB" fo:font-style="italic" fo:font-weight="bold" style:font-family-asian="'Times New Roman'" style:font-pitch-asian="variable" style:font-size-asian="20pt" style:font-family-complex="'Times New Roman'" style:font-pitch-complex="variable" style:font-size-complex="20pt"/>
    </style:style>
    <style:style style:name="T12" style:family="text">
      <style:text-properties fo:color="#ffff99" fo:font-family="'Palatino Linotype'" style:font-family-generic="roman" style:font-pitch="variable" fo:font-size="20pt" style:font-family-asian="'Times New Roman'" style:font-pitch-asian="variable" style:font-size-asian="20pt" style:font-family-complex="'Times New Roman'" style:font-pitch-complex="variable" style:font-size-complex="20pt"/>
    </style:style>
    <style:style style:name="T13" style:family="text">
      <style:text-properties fo:color="#ffff99" fo:font-family="'Palatino Linotype'" style:font-family-generic="roman" style:font-pitch="variable" fo:font-size="20pt" fo:language="en" fo:country="GB" style:font-family-asian="'Times New Roman'" style:font-pitch-asian="variable" style:font-size-asian="20pt" style:font-family-complex="'Times New Roman'" style:font-pitch-complex="variable" style:font-size-complex="20pt"/>
    </style:style>
    <style:style style:name="T14" style:family="text">
      <style:text-properties fo:language="en" fo:country="GB" fo:font-style="italic"/>
    </style:style>
    <style:style style:name="T15" style:family="text">
      <style:text-properties fo:color="#ffff99" fo:language="en" fo:country="GB" fo:font-style="italic" style:text-underline-style="solid" style:text-underline-width="auto" style:text-underline-color="font-color" fo:font-weight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f99" fo:font-family="'Palatino Linotype'" style:font-family-generic="roman" style:font-pitch="variable" fo:font-size="16pt" fo:font-style="italic" fo:font-weight="bold" style:font-family-asian="'Times New Roman'" style:font-pitch-asian="variable" style:font-size-asian="16pt" style:font-family-complex="'Times New Roman'" style:font-pitch-complex="variable" style:font-size-complex="16pt"/>
    </style:style>
    <style:style style:name="T18" style:family="text">
      <style:text-properties fo:color="#ffff99" fo:font-family="'Palatino Linotype'" style:font-family-generic="roman" style:font-pitch="variable" fo:font-size="16pt" style:font-family-asian="'Times New Roman'" style:font-pitch-asian="variable" style:font-size-asian="16pt" style:font-family-complex="'Times New Roman'" style:font-pitch-complex="variable" style:font-size-complex="16pt"/>
    </style:style>
    <style:style style:name="T19" style:family="text">
      <style:text-properties fo:color="#ffff99" fo:language="nl" fo:country="NL"/>
    </style:style>
    <style:style style:name="T20" style:family="text">
      <style:text-properties fo:color="#ffff99" fo:font-family="'Palatino Linotype'" style:font-family-generic="roman" style:font-pitch="variable" fo:font-size="16pt" fo:language="en" fo:country="GB" style:font-family-asian="'Times New Roman'" style:font-pitch-asian="variable" style:font-size-asian="16pt" style:font-family-complex="'Times New Roman'" style:font-pitch-complex="variable" style:font-size-complex="16pt"/>
    </style:style>
    <style:style style:name="T21" style:family="text">
      <style:text-properties fo:font-size="24pt" fo:language="en" fo:country="GB" style:font-size-asian="24pt" style:font-size-complex="24pt"/>
    </style:style>
    <style:style style:name="T22" style:family="text">
      <style:text-properties fo:color="#ffff99" fo:font-family="'Palatino Linotype'" style:font-family-generic="roman" style:font-pitch="variable" fo:font-size="18pt" fo:font-style="italic" fo:font-weight="bold" style:font-family-asian="'Times New Roman'" style:font-pitch-asian="variable" style:font-size-asian="18pt" style:font-family-complex="'Times New Roman'" style:font-pitch-complex="variable" style:font-size-complex="18pt"/>
    </style:style>
    <style:style style:name="T23" style:family="text">
      <style:text-properties fo:color="#ffff99" fo:font-family="'Palatino Linotype'" style:font-family-generic="roman" style:font-pitch="variable" fo:font-size="18pt" style:font-family-asian="'Times New Roman'" style:font-pitch-asian="variable" style:font-size-asian="18pt" style:font-family-complex="'Times New Roman'" style:font-pitch-complex="variable" style:font-size-complex="18pt"/>
    </style:style>
    <style:style style:name="T24" style:family="text">
      <style:text-properties fo:color="#ffff99" fo:font-family="'Palatino Linotype'" style:font-family-generic="roman" style:font-pitch="variable" fo:font-size="18pt" fo:language="en" fo:country="GB" style:font-family-asian="'Times New Roman'" style:font-pitch-asian="variable" style:font-size-asian="18pt" style:font-family-complex="'Times New Roman'" style:font-pitch-complex="variable" style:font-size-complex="18pt"/>
    </style:style>
    <style:style style:name="T25" style:family="text">
      <style:text-properties fo:color="#00cc99" fo:font-family="'Palatino Linotype'" style:font-family-generic="roman" style:font-pitch="variable" fo:font-size="16pt" fo:font-weight="bold" style:font-family-asian="'Times New Roman'" style:font-pitch-asian="variable" style:font-size-asian="16pt" style:font-family-complex="'Times New Roman'" style:font-pitch-complex="variable" style:font-size-complex="16pt"/>
    </style:style>
    <style:style style:name="T26" style:family="text">
      <style:text-properties fo:font-family="'Palatino Linotype'" style:font-family-generic="roman" style:font-pitch="variable" fo:language="en" fo:country="GB" style:font-family-asian="'Times New Roman'" style:font-pitch-asian="variable" style:font-family-complex="'Times New Roman'" style:font-pitch-complex="variable"/>
    </style:style>
    <style:style style:name="T27" style:family="text">
      <style:text-properties fo:language="en" fo:country="GB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Palatino Linotype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Palatino Linotype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yt-cool">
        <draw:frame draw:style-name="gr1" draw:text-style-name="P2" draw:layer="layout" svg:width="21.59cm" svg:height="3.176cm" svg:x="1.5cm" svg:y="1cm">
          <draw:text-box>
            <text:p text:style-name="P1"><text:span text:style-name="T1">The Rulelist</text:span></text:p>
          </draw:text-box>
        </draw:frame>
        <draw:frame draw:style-name="gr2" draw:text-style-name="P4" draw:layer="layout" svg:width="17.78cm" svg:height="1.5cm" svg:x="6cm" svg:y="10cm">
          <draw:text-box>
            <text:list text:style-name="L2">
              <text:list-item>
                <text:list>
                  <text:list-item>
                    <text:p text:style-name="P3"><text:span text:style-name="T2">Routing of evidence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lyt-cool">
        <draw:frame draw:style-name="gr1" draw:text-style-name="P2" draw:layer="layout" svg:width="21.59cm" svg:height="3.176cm" svg:x="1cm" svg:y="0.824cm">
          <draw:text-box>
            <text:p text:style-name="P1"><text:span text:style-name="T3">The router view revisited</text:span></text:p>
          </draw:text-box>
        </draw:frame>
      </draw:page>
      <draw:page draw:name="page3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What is the </text:span><text:span text:style-name="T4">rulelist</text:span><text:span text:style-name="T2">?</text:span></text:p>
          </draw:text-box>
        </draw:frame>
        <draw:frame draw:style-name="gr3" draw:text-style-name="P2" draw:layer="layout" svg:width="21.59cm" svg:height="9.929cm" svg:x="1.905cm" svg:y="5.503cm">
          <draw:text-box>
            <text:list text:style-name="L3">
              <text:list-item>
                <text:p text:style-name="P5"><text:span text:style-name="T5">A line oriented text file of semicolon (;) separated </text:span><text:span text:style-name="T6">fields</text:span><text:span text:style-name="T5">.</text:span></text:p>
              </text:list-item>
            </text:list>
            <text:list text:style-name="L3">
              <text:list-item>
                <text:p text:style-name="P5"><text:span text:style-name="T5">Used by the router in conjuncion with evidence meta data to determine the 'next hop' <text:s/>within an evidence its individual toolchain.</text:span></text:p>
              </text:list-item>
            </text:list>
            <text:list text:style-name="L3">
              <text:list-item>
                <text:p text:style-name="P5"><text:span text:style-name="T7">Comment lines are prefixed thith the <text:s/>“</text:span><text:span text:style-name="T8">#</text:span><text:span text:style-name="T7">” character.</text:span></text:p>
              </text:list-item>
            </text:list>
          </draw:text-box>
        </draw:frame>
      </draw:page>
      <draw:page draw:name="page4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3">Example</text:span></text:p>
          </draw:text-box>
        </draw:frame>
        <draw:frame draw:style-name="gr4" draw:text-style-name="P2" draw:layer="layout" svg:width="21.59cm" svg:height="6.351cm" svg:x="1.905cm" svg:y="5.503cm">
          <draw:text-box>
            <text:list text:style-name="L3">
              <text:list-item>
                <text:p text:style-name="P6"><text:span text:style-name="T3">rulelist.csv</text:span></text:p>
              </text:list-item>
            </text:list>
            <text:list text:style-name="L3">
              <text:list-item>
                <text:p text:style-name="P6"><text:span text:style-name="T3">Located at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/usr/local/digiwash2.0/etc/</text:span></text:p>
                  </text:list-item>
                </text:list>
              </text:list-item>
            </text:list>
          </draw:text-box>
        </draw:frame>
        <draw:g>
          <draw:g>
            <draw:custom-shape draw:style-name="gr5" draw:text-style-name="P2" draw:layer="layout" svg:width="21.655cm" svg:height="3.781cm" svg:x="2.295cm" svg:y="12.713cm">
              <text:p text:style-name="P8"><text:span text:style-name="T9">#tabel;namespace;type;value;last_module;action;Target;argument</text:span></text:p>
              <text:p text:style-name="P9"><text:span text:style-name="T10">default;mail;encoding;base64;DNTCR;ACT_FORWARD;MAIL;</text:span></text:p>
              <text:p text:style-name="P9"><text:span text:style-name="T10">default;mail;structurepart;part;DNTCR;ACT_FORWARD;MAIL;</text:span></text:p>
              <text:p text:style-name="P9"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21.988cm" svg:height="3.781cm" svg:x="2.129cm" svg:y="12.71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2" draw:layer="layout" svg:width="22.012cm" svg:height="3.809cm" svg:x="2.117cm" svg:y="12.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The rule line</text:span></text:p>
          </draw:text-box>
        </draw:frame>
        <draw:frame draw:style-name="gr8" draw:text-style-name="P10" draw:layer="layout" svg:width="21.59cm" svg:height="12.434cm" svg:x="1.905cm" svg:y="4.5cm">
          <draw:text-box>
            <text:list text:style-name="L3">
              <text:list-item>
                <text:p text:style-name="P6"><text:span text:style-name="T3">Each rule line consists of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able 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rerequisite section: The prerequisite that must be met for the rule to match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ction section: the action that is to be taken when the prerequisite matches.</text:span></text:p>
                  </text:list-item>
                </text:list>
              </text:list-item>
            </text:list>
          </draw:text-box>
        </draw:frame>
        <draw:g>
          <draw:g>
            <draw:g>
              <draw:custom-shape draw:style-name="gr5" draw:text-style-name="P2" draw:layer="layout" svg:width="16.496cm" svg:height="1.777cm" svg:x="4.369cm" svg:y="14.937cm">
                <text:p text:style-name="P11"><text:span text:style-name="T11">RuleLine</text:span></text:p>
                <text:p text:style-name="P12"><text:span text:style-name="T11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6.743cm" svg:height="1.777cm" svg:x="4.247cm" svg:y="14.9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251cm" svg:height="1.777cm" svg:x="4.369cm" svg:y="16.714cm">
                <text:p text:style-name="P8"><text:span text:style-name="T12">Table name</text:span></text:p>
                <text:p text:style-name="P9"><text:span text:style-name="T12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498cm" svg:height="1.777cm" svg:x="4.247cm" svg:y="16.71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503cm" svg:height="1.777cm" svg:x="9.867cm" svg:y="16.714cm">
                <text:p text:style-name="P8"><text:span text:style-name="T13">Prerequisite</text:span></text:p>
                <text:p text:style-name="P9"><text:span text:style-name="T13">sectio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749cm" svg:height="1.777cm" svg:x="9.745cm" svg:y="16.71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246cm" svg:height="1.777cm" svg:x="15.618cm" svg:y="16.714cm">
                <text:p text:style-name="P8"><text:span text:style-name="T13">Action</text:span></text:p>
                <text:p text:style-name="P8"><text:span text:style-name="T13">section</text:span></text:p>
                <text:p text:style-name="P9"><text:span text:style-name="T13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494cm" svg:height="1.777cm" svg:x="15.495cm" svg:y="16.71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6.761cm" svg:height="3.572cm" svg:x="4.239cm" svg:y="14.928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The fields: </text:span><text:span text:style-name="T4">Table Name</text:span></text:p>
          </draw:text-box>
        </draw:frame>
        <draw:frame draw:style-name="gr9" draw:text-style-name="P2" draw:layer="layout" svg:width="21.59cm" svg:height="11.431cm" svg:x="1.905cm" svg:y="5.503cm">
          <draw:text-box>
            <text:list text:style-name="L3">
              <text:list-item>
                <text:p text:style-name="P6"><text:span text:style-name="T2">Table nam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an be used in the construction of multiple prerequisite routing, using the (experimental) <text:s/></text:span><text:span text:style-name="T14">jump</text:span><text:span text:style-name="T2"> a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The 'tested' packaged rulelists only use the </text:span><text:span text:style-name="T15">default</text:span><text:span text:style-name="T2"> table.</text:span></text:p>
                  </text:list-item>
                </text:list>
              </text:list-item>
            </text:list>
          </draw:text-box>
        </draw:frame>
      </draw:page>
      <draw:page draw:name="page7" draw:style-name="dp1" draw:master-page-name="lyt-cool">
        <draw:frame draw:style-name="gr1" draw:text-style-name="P2" draw:layer="layout" svg:width="21.59cm" svg:height="3.176cm" svg:x="1.91cm" svg:y="1.404cm">
          <draw:text-box>
            <text:p text:style-name="P1"><text:span text:style-name="T2">The fields: </text:span><text:span text:style-name="T4">Prerequisites</text:span><text:span text:style-name="T2"> section</text:span></text:p>
          </draw:text-box>
        </draw:frame>
        <draw:frame draw:style-name="gr10" draw:text-style-name="P2" draw:layer="layout" svg:width="21.59cm" svg:height="5.242cm" svg:x="1.905cm" svg:y="5.503cm">
          <draw:text-box>
            <text:list text:style-name="L3">
              <text:list-item>
                <text:p text:style-name="P13"><text:span text:style-name="T16">Namespace</text:span></text:p>
              </text:list-item>
            </text:list>
            <text:list text:style-name="L3">
              <text:list-item>
                <text:p text:style-name="P13"><text:span text:style-name="T16">MetaName</text:span></text:p>
              </text:list-item>
            </text:list>
            <text:list text:style-name="L3">
              <text:list-item>
                <text:p text:style-name="P13"><text:span text:style-name="T16">MetaVal</text:span></text:p>
              </text:list-item>
            </text:list>
            <text:list text:style-name="L3">
              <text:list-item>
                <text:p text:style-name="P13"><text:span text:style-name="T16">ModuleInstance</text:span></text:p>
              </text:list-item>
            </text:list>
          </draw:text-box>
        </draw:frame>
        <draw:g>
          <draw:g>
            <draw:g>
              <draw:custom-shape draw:style-name="gr5" draw:text-style-name="P2" draw:layer="layout" svg:width="16.784cm" svg:height="1.627cm" svg:x="4.789cm" svg:y="13.343cm">
                <text:p text:style-name="P11"><text:span text:style-name="T17">Prerequisite</text:span></text:p>
                <text:p text:style-name="P12"><text:span text:style-name="T17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7.03cm" svg:height="1.627cm" svg:x="4.666cm" svg:y="13.3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3.916cm" svg:height="3.021cm" svg:x="4.789cm" svg:y="14.97cm">
                <text:p text:style-name="P8"><text:span text:style-name="T18">Name space of the <text:s/>creating module</text:span></text:p>
                <text:p text:style-name="P9"><text:span text:style-name="T18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163cm" svg:height="3.021cm" svg:x="4.666cm" svg:y="14.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cm" svg:height="3.021cm" svg:x="8.952cm" svg:y="14.97cm">
                <text:p text:style-name="P8"><text:span text:style-name="T18">Name of the matching metadata token </text:span></text:p>
                <text:p text:style-name="P9"><text:span text:style-name="T18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86cm" svg:height="3.021cm" svg:x="8.829cm" svg:y="14.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3cm" svg:height="3.021cm" svg:x="13.239cm" svg:y="14.97cm">
                <text:p text:style-name="P8"><text:span text:style-name="T18">Value of the matching metadata token</text:span></text:p>
                <text:p text:style-name="P9"><text:span text:style-name="T18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1cm" svg:height="3.021cm" svg:x="13.115cm" svg:y="14.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4cm" svg:height="3.021cm" svg:x="17.529cm" svg:y="14.97cm">
                <text:p text:style-name="P8"><text:span text:style-name="T18">The name of the creating module.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cm" svg:height="3.021cm" svg:x="17.406cm" svg:y="14.9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7.048cm" svg:height="4.665cm" svg:x="4.657cm" svg:y="13.33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3">Example: </text:span><text:span text:style-name="T19">Prerequisite</text:span></text:p>
          </draw:text-box>
        </draw:frame>
        <draw:g>
          <draw:g>
            <draw:g>
              <draw:custom-shape draw:style-name="gr5" draw:text-style-name="P2" draw:layer="layout" svg:width="16.784cm" svg:height="1.255cm" svg:x="4.584cm" svg:y="4.908cm">
                <text:p text:style-name="P11"><text:span text:style-name="T17">Prerequisite section</text:span></text:p>
                <text:p text:style-name="P12"><text:span text:style-name="T17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7.03cm" svg:height="1.255cm" svg:x="4.461cm" svg:y="4.90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3.916cm" svg:height="2.33cm" svg:x="4.584cm" svg:y="6.163cm">
                <text:p text:style-name="P8"><text:span text:style-name="T18">klpd</text:span></text:p>
                <text:p text:style-name="P9"><text:span text:style-name="T18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163cm" svg:height="2.33cm" svg:x="4.461cm" svg:y="6.16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cm" svg:height="2.33cm" svg:x="8.747cm" svg:y="6.163cm">
                <text:p text:style-name="P8"><text:span text:style-name="T20">fileextension</text:span></text:p>
                <text:p text:style-name="P9"><text:span text:style-name="T20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86cm" svg:height="2.33cm" svg:x="8.624cm" svg:y="6.16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3cm" svg:height="2.33cm" svg:x="13.034cm" svg:y="6.163cm">
                <text:p text:style-name="P8"><text:span text:style-name="T20">pgp</text:span></text:p>
                <text:p text:style-name="P9"><text:span text:style-name="T20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1cm" svg:height="2.33cm" svg:x="12.91cm" svg:y="6.16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4cm" svg:height="2.33cm" svg:x="17.324cm" svg:y="6.163cm">
                <text:p text:style-name="P8"><text:span text:style-name="T18">file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cm" svg:height="2.33cm" svg:x="17.201cm" svg:y="6.16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7.048cm" svg:height="3.598cm" svg:x="4.452cm" svg:y="4.90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" draw:layer="layout" svg:width="21.59cm" svg:height="7.143cm" svg:x="1.905cm" svg:y="8.254cm">
          <draw:text-box>
            <text:list text:style-name="L3">
              <text:list-item>
                <text:p text:style-name="P5"><text:span text:style-name="T7">This line matches if the last processing module was the module named 'file', running in the 'klpd' namespace, and added a metadata token named 'fileextention' with a value containing 'pgp'. <text:s/></text:span></text:p>
              </text:list-item>
            </text:list>
          </draw:text-box>
        </draw:frame>
      </draw:page>
      <draw:page draw:name="page9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19">Prerequisite</text:span><text:span text:style-name="T3">: exact or substring?</text:span></text:p>
          </draw:text-box>
        </draw:frame>
        <draw:frame draw:style-name="gr9" draw:text-style-name="P2" draw:layer="layout" svg:width="21.59cm" svg:height="11.431cm" svg:x="1.905cm" svg:y="5.503cm">
          <draw:text-box>
            <text:list text:style-name="L3">
              <text:list-item>
                <text:p text:style-name="P6"><text:span text:style-name="T3">MetaValue uses a substring match</text:span></text:p>
              </text:list-item>
            </text:list>
            <text:list text:style-name="L3">
              <text:list-item>
                <text:p text:style-name="P6"><text:span text:style-name="T3">All other prerequisite fields need to match completely.</text:span></text:p>
              </text:list-item>
            </text:list>
            <text:list text:style-name="L3">
              <text:list-item>
                <text:p text:style-name="P6"><text:span text:style-name="T3">Example, an evidence that matches for MetaValue defined as <text:s/>“application/pdf” would also match for MetaValue defined as “pdf”.</text:span></text:p>
              </text:list-item>
            </text:list>
          </draw:text-box>
        </draw:frame>
      </draw:page>
      <draw:page draw:name="page10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The fields: </text:span><text:span text:style-name="T4">Action</text:span><text:span text:style-name="T2"> section</text:span></text:p>
          </draw:text-box>
        </draw:frame>
        <draw:frame draw:style-name="gr12" draw:text-style-name="P2" draw:layer="layout" svg:width="21.378cm" svg:height="9.454cm" svg:x="1.905cm" svg:y="4.868cm">
          <draw:text-box>
            <text:list text:style-name="L3">
              <text:list-item>
                <text:p text:style-name="P13"><text:span text:style-name="T5">Ac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1">ACT_FORW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1">ACT_COMM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1">ACT_SUSPE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1">ACT_JUMP <text:s/>(experiment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1">ACT_RETURN (experimental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Target: the target module (if any)</text:span></text:p>
              </text:list-item>
            </text:list>
            <text:list text:style-name="L3">
              <text:list-item>
                <text:p text:style-name="P13"><text:span text:style-name="T5">Argument (not curently used)</text:span></text:p>
              </text:list-item>
            </text:list>
          </draw:text-box>
        </draw:frame>
        <draw:g>
          <draw:g>
            <draw:g>
              <draw:custom-shape draw:style-name="gr5" draw:text-style-name="P2" draw:layer="layout" svg:width="16.537cm" svg:height="1.777cm" svg:x="4.632cm" svg:y="15.009cm">
                <text:p text:style-name="P11"><text:span text:style-name="T22">Action section</text:span></text:p>
                <text:p text:style-name="P12"><text:span text:style-name="T22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6.783cm" svg:height="1.777cm" svg:x="4.509cm" svg:y="15.00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266cm" svg:height="1.777cm" svg:x="4.632cm" svg:y="16.786cm">
                <text:p text:style-name="P8"><text:span text:style-name="T23">Action</text:span></text:p>
                <text:p text:style-name="P9"><text:span text:style-name="T23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512cm" svg:height="1.777cm" svg:x="4.509cm" svg:y="16.78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388cm" svg:height="1.777cm" svg:x="10.145cm" svg:y="16.786cm">
                <text:p text:style-name="P8"><text:span text:style-name="T23">Target</text:span></text:p>
                <text:p text:style-name="P9"><text:span text:style-name="T23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636cm" svg:height="1.777cm" svg:x="10.021cm" svg:y="16.78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389cm" svg:height="1.777cm" svg:x="15.78cm" svg:y="16.786cm">
                <text:p text:style-name="P8"><text:span text:style-name="T23">Argument</text:span></text:p>
                <text:p text:style-name="P9"><text:span text:style-name="T23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635cm" svg:height="1.777cm" svg:x="15.657cm" svg:y="16.78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6.801cm" svg:height="3.572cm" svg:x="4.5cm" svg:y="1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19">Action</text:span><text:span text:style-name="T3">: example</text:span></text:p>
          </draw:text-box>
        </draw:frame>
        <draw:frame draw:style-name="gr13" draw:text-style-name="P2" draw:layer="layout" svg:width="21.59cm" svg:height="5.292cm" svg:x="1.905cm" svg:y="9.736cm">
          <draw:text-box>
            <text:list text:style-name="L3">
              <text:list-item>
                <text:p text:style-name="P15"><text:span text:style-name="T3">This example forwards matching evidence to the “pgpinfo” module. The argument is left empty.</text:span></text:p>
              </text:list-item>
            </text:list>
          </draw:text-box>
        </draw:frame>
        <draw:g>
          <draw:g>
            <draw:g>
              <draw:custom-shape draw:style-name="gr5" draw:text-style-name="P2" draw:layer="layout" svg:width="16.537cm" svg:height="1.777cm" svg:x="3.942cm" svg:y="5.512cm">
                <text:p text:style-name="P11"><text:span text:style-name="T22">Match section</text:span></text:p>
                <text:p text:style-name="P12"><text:span text:style-name="T22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6.783cm" svg:height="1.777cm" svg:x="3.819cm" svg:y="5.51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266cm" svg:height="1.777cm" svg:x="3.942cm" svg:y="7.289cm">
                <text:p text:style-name="P8"><text:span text:style-name="T18">ACT_FORWARD</text:span></text:p>
                <text:p text:style-name="P9"><text:span text:style-name="T18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512cm" svg:height="1.777cm" svg:x="3.819cm" svg:y="7.28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388cm" svg:height="1.777cm" svg:x="9.455cm" svg:y="7.289cm">
                <text:p text:style-name="P8"><text:span text:style-name="T24">pgpinfo</text:span></text:p>
                <text:p text:style-name="P9"><text:span text:style-name="T24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636cm" svg:height="1.777cm" svg:x="9.331cm" svg:y="7.28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5.389cm" svg:height="1.777cm" svg:x="15.09cm" svg:y="7.289cm">
                <text:p text:style-name="P8"><text:span text:style-name="T23"/></text:p>
                <text:p text:style-name="P9"><text:span text:style-name="T23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5.635cm" svg:height="1.777cm" svg:x="14.967cm" svg:y="7.28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6.801cm" svg:height="3.572cm" svg:x="3.81cm" svg:y="5.50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2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DNTCR</text:p>
          </draw:text-box>
        </draw:frame>
        <draw:frame draw:style-name="gr9" draw:text-style-name="P2" draw:layer="layout" svg:width="21.59cm" svg:height="11.431cm" svg:x="1.905cm" svg:y="5.503cm">
          <draw:text-box>
            <text:list text:style-name="L3">
              <text:list-item>
                <text:p text:style-name="P6"><text:span text:style-name="T2">The special string DNTCR (don't care) can be used to anotate a specific prerequisite field should not be checked.</text:span></text:p>
              </text:list-item>
            </text:list>
            <text:list text:style-name="L3">
              <text:list-item>
                <text:p text:style-name="P6"><text:span text:style-name="T2">Example:</text:span></text:p>
              </text:list-item>
            </text:list>
          </draw:text-box>
        </draw:frame>
        <draw:g>
          <draw:g>
            <draw:g>
              <draw:custom-shape draw:style-name="gr5" draw:text-style-name="P2" draw:layer="layout" svg:width="16.784cm" svg:height="1.255cm" svg:x="4.365cm" svg:y="13.341cm">
                <text:p text:style-name="P11"><text:span text:style-name="T17">Prerequisite</text:span></text:p>
                <text:p text:style-name="P12"><text:span text:style-name="T17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17.03cm" svg:height="1.255cm" svg:x="4.242cm" svg:y="13.34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3.916cm" svg:height="2.33cm" svg:x="4.365cm" svg:y="14.596cm">
                <text:p text:style-name="P8"><text:span text:style-name="T25">DNTCR</text:span></text:p>
                <text:p text:style-name="P9"><text:span text:style-name="T25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163cm" svg:height="2.33cm" svg:x="4.242cm" svg:y="14.5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cm" svg:height="2.33cm" svg:x="8.528cm" svg:y="14.596cm">
                <text:p text:style-name="P8"><text:span text:style-name="T20">fileextension</text:span></text:p>
                <text:p text:style-name="P9"><text:span text:style-name="T20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86cm" svg:height="2.33cm" svg:x="8.405cm" svg:y="14.5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3cm" svg:height="2.33cm" svg:x="12.815cm" svg:y="14.596cm">
                <text:p text:style-name="P8"><text:span text:style-name="T20">pgp</text:span></text:p>
                <text:p text:style-name="P9"><text:span text:style-name="T20"/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1cm" svg:height="2.33cm" svg:x="12.691cm" svg:y="14.5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2" draw:layer="layout" svg:width="4.044cm" svg:height="2.33cm" svg:x="17.105cm" svg:y="14.596cm">
                <text:p text:style-name="P8"><text:span text:style-name="T25">DNTCR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4.29cm" svg:height="2.33cm" svg:x="16.982cm" svg:y="14.59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" draw:text-style-name="P2" draw:layer="layout" svg:width="17.048cm" svg:height="3.598cm" svg:x="4.233cm" svg:y="13.33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3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router algoritm</text:span></text:p>
          </draw:text-box>
        </draw:frame>
        <draw:frame draw:style-name="gr14" draw:text-style-name="P18" draw:layer="layout" svg:width="21.59cm" svg:height="14cm" svg:x="1.91cm" svg:y="5cm">
          <draw:text-box>
            <text:list text:style-name="L4">
              <text:list-item>
                <text:p text:style-name="P16"><text:span text:style-name="T26">The router uses the folowing algoritm for routing evidences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>Skip all jobs already processed by the route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>For the remaining (new) job(s), gather all metada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>Sequencially,for each rule in the rulelist check if any of the new metadata matches the prerequisites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>On the first matching rulelist, take the action of that rulelist and execute it.</text:span></text:p>
                  </text:list-item>
                </text:list>
              </text:list-item>
            </text:list>
          </draw:text-box>
        </draw:frame>
      </draw:page>
      <draw:page draw:name="page14" draw:style-name="dp1" draw:master-page-name="lyt-cool">
        <draw:frame draw:style-name="gr1" draw:text-style-name="P2" draw:layer="layout" svg:width="21.59cm" svg:height="3.176cm" svg:x="1.905cm" svg:y="1.692cm">
          <draw:text-box>
            <text:p text:style-name="P1"><text:span text:style-name="T2">Guidelines for rulelists</text:span></text:p>
          </draw:text-box>
        </draw:frame>
        <draw:frame draw:style-name="gr9" draw:text-style-name="P2" draw:layer="layout" svg:width="21.59cm" svg:height="11.431cm" svg:x="1.905cm" svg:y="5.503cm">
          <draw:text-box>
            <text:list text:style-name="L3">
              <text:list-item>
                <text:p text:style-name="P6"><text:span text:style-name="T2">Extensively </text:span><text:span text:style-name="T4">specified</text:span><text:span text:style-name="T2"> prerequisites </text:span><text:span text:style-name="T4">first</text:span></text:p>
              </text:list-item>
            </text:list>
            <text:list text:style-name="L3">
              <text:list-item>
                <text:p text:style-name="P6"><text:span text:style-name="T2">Most </text:span><text:span text:style-name="T4">generic</text:span><text:span text:style-name="T2"> prerequisites </text:span><text:span text:style-name="T4">last</text:span></text:p>
              </text:list-item>
            </text:list>
            <text:list text:style-name="L3">
              <text:list-item>
                <text:p text:style-name="P6"><text:span text:style-name="T2">With </text:span><text:span text:style-name="T4">equaly </text:span><text:span text:style-name="T2">extensively specified prerequisites, </text:span><text:span text:style-name="T4">most often matching</text:span><text:span text:style-name="T2"> rule first.</text:span></text:p>
              </text:list-item>
            </text:list>
          </draw:text-box>
        </draw:frame>
      </draw:page>
      <draw:page draw:name="page15" draw:style-name="dp1" draw:master-page-name="lyt-cool">
        <draw:frame draw:style-name="gr1" draw:text-style-name="P2" draw:layer="layout" svg:width="21.59cm" svg:height="3.176cm" svg:x="0.91cm" svg:y="0.824cm">
          <draw:text-box>
            <text:p text:style-name="P1"><text:span text:style-name="T2">Multi prerequisite routing</text:span></text:p>
          </draw:text-box>
        </draw:frame>
        <draw:frame draw:style-name="gr9" draw:text-style-name="P2" draw:layer="layout" svg:width="21.59cm" svg:height="11.431cm" svg:x="1.905cm" svg:y="5.504cm">
          <draw:text-box>
            <text:list text:style-name="L3">
              <text:list-item>
                <text:p text:style-name="P6"><text:span text:style-name="T2">Using multiple tables</text:span></text:p>
              </text:list-item>
            </text:list>
            <text:list text:style-name="L3">
              <text:list-item>
                <text:p text:style-name="P6"><text:span text:style-name="T2">Using ACT_JUMP to 'jump' to other tables.</text:span></text:p>
              </text:list-item>
            </text:list>
            <text:list text:style-name="L3">
              <text:list-item>
                <text:p text:style-name="P6"><text:span text:style-name="T2">Some constructs are only possible using jumps.</text:span></text:p>
              </text:list-item>
            </text:list>
            <text:list text:style-name="L3">
              <text:list-item>
                <text:p text:style-name="P6"><text:span text:style-name="T27">still alpha !!!!</text:span><text:span text:style-name="T2"> </text:span></text:p>
              </text:list-item>
            </text:list>
          </draw:text-box>
        </draw:frame>
      </draw:page>
      <draw:page draw:name="page16" draw:style-name="dp1" draw:master-page-name="lyt-cool">
        <draw:frame draw:style-name="gr1" draw:text-style-name="P2" draw:layer="layout" svg:width="21.59cm" svg:height="3.176cm" svg:x="0.91cm" svg:y="0.824cm">
          <draw:text-box>
            <text:p text:style-name="P1"><text:span text:style-name="T2">Multi prerequisite routing: Example</text:span></text:p>
          </draw:text-box>
        </draw:frame>
        <draw:frame draw:style-name="gr9" draw:text-style-name="P2" draw:layer="layout" svg:width="21.59cm" svg:height="12.659cm" svg:x="1.905cm" svg:y="5.505cm">
          <draw:text-box>
            <text:list text:style-name="L3">
              <text:list-item>
                <text:p text:style-name="P6"><text:span text:style-name="T2">Define an antiword rule in the 'default table'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prerequisite: ModuleInstance=='antiword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action: ACT_JUMP;”awtabl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Define a 'child' rule in the 'awtable' tab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prerequisite: Metaname='inodetype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action: ACT_FORWARD;”indexer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Define a 'parent' rule in the 'awtable' tab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prerequisite: WILDC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action: ACT_FORWARD;”dsm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REMEMBER:you are using ALPHA code here!</text:span></text:p>
              </text:list-item>
            </text:list>
          </draw:text-box>
        </draw:frame>
      </draw:page>
      <draw:page draw:name="page17" draw:style-name="dp1" draw:master-page-name="lyt-cool">
        <draw:frame draw:style-name="gr1" draw:text-style-name="P2" draw:layer="layout" svg:width="21.59cm" svg:height="3.176cm" svg:x="0.91cm" svg:y="0.824cm">
          <draw:text-box>
            <text:p text:style-name="P1"><text:span text:style-name="T2">The (possible) Future: XML rulelists</text:span></text:p>
          </draw:text-box>
        </draw:frame>
        <draw:frame draw:style-name="gr9" draw:text-style-name="P2" draw:layer="layout" svg:width="21.59cm" svg:height="11.431cm" svg:x="1.905cm" svg:y="5.505cm">
          <draw:text-box>
            <text:list text:style-name="L3">
              <text:list-item>
                <text:p text:style-name="P6"><text:span text:style-name="T2">Posibility to define tables in 'wider' scope.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shallow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w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Side action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log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router added meta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">multiple module toolchain design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Currently low on priority list.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Let us know if you need it !! </text:span></text:p>
                  </text:list-item>
                </text:list>
              </text:list-item>
            </text:list>
          </draw:text-box>
        </draw:frame>
      </draw:page>
      <draw:page draw:name="page18" draw:style-name="dp1" draw:master-page-name="lyt-cool">
        <draw:frame draw:style-name="gr1" draw:text-style-name="P2" draw:layer="layout" svg:width="21.59cm" svg:height="3.176cm" svg:x="0.91cm" svg:y="0.824cm">
          <draw:text-box>
            <text:p text:style-name="P1"><text:span text:style-name="T2">Excersi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nl" fo:country="NL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gr1" style:family="graphic" style:parent-style-name="standard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/>
    </style:style>
    <style:style style:name="gr3" style:family="graphic" style:parent-style-name="standard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yt-cool" style:page-layout-name="PM0" draw:style-name="dp1">
      <draw:rect draw:style-name="gr1" draw:text-style-name="P1" draw:layer="backgroundobjects" svg:width="24.379cm" svg:height="14.278cm" svg:x="1.02cm" svg:y="4.771cm">
        <text:p/>
      </draw:rect>
      <draw:frame draw:style-name="gr2" draw:layer="backgroundobjects" svg:width="21.692cm" svg:height="1.237cm" svg:x="1.866cm" svg:y="1.399cm">
        <draw:text-box>
          <text:p/>
        </draw:text-box>
      </draw:frame>
      <draw:frame draw:style-name="gr2" draw:layer="backgroundobjects" svg:width="21.692cm" svg:height="1.237cm" svg:x="1.866cm" svg:y="5.295cm">
        <draw:text-box>
          <text:p/>
        </draw:text-box>
      </draw:frame>
      <draw:rect draw:style-name="gr3" draw:text-style-name="P1" draw:layer="backgroundobjects" svg:width="0.458cm" svg:height="2.315cm" svg:x="0cm" svg:y="0cm">
        <text:p/>
      </draw:rect>
      <draw:rect draw:style-name="gr3" draw:text-style-name="P1" draw:layer="backgroundobjects" svg:width="0.458cm" svg:height="2.315cm" svg:x="0cm" svg:y="6cm">
        <text:p/>
      </draw:rect>
      <draw:rect draw:style-name="gr3" draw:text-style-name="P1" draw:layer="backgroundobjects" svg:width="0.458cm" svg:height="2.315cm" svg:x="0cm" svg:y="2.944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e Rulelist</dc:title>
    <meta:initial-creator>1871</meta:initial-creator>
    <meta:creation-date>2005-01-18T08:51:54</meta:creation-date>
    <dc:creator>Rob Meijer</dc:creator>
    <dc:date>2007-06-19T11:30:36</dc:date>
    <meta:print-date>2007-06-18T15:27:48</meta:print-date>
    <dc:language>nl-NL</dc:language>
    <meta:editing-cycles>17</meta:editing-cycles>
    <meta:editing-duration>PT3H52M42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